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Sans1" svg:font-family="DejaVuSans"/>
    <style:font-face style:name="DejaVuSans" svg:font-family="DejaVuSans"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808080" svg:stroke-opacity="50%" draw:stroke-linejoin="round" svg:stroke-linecap="butt" draw:fill="solid" draw:fill-color="#808080" draw:opacity="50%" fo:padding-top="0.017cm" fo:padding-bottom="0.017cm" fo:padding-left="0.017cm" fo:padding-right="0.017cm"/>
    </style:style>
    <style:style style:name="gr3" style:family="graphic" style:parent-style-name="standard">
      <style:graphic-properties draw:stroke="none" draw:fill="solid" draw:fill-color="#000000"/>
    </style:style>
    <style:style style:name="gr4"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5"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592cm" fo:min-width="0.592cm" fo:padding-top="0cm" fo:padding-bottom="0cm" fo:padding-left="0cm" fo:padding-right="0cm"/>
      <style:paragraph-properties style:writing-mode="lr-tb"/>
    </style:style>
    <style:style style:name="gr7" style:family="graphic" style:parent-style-name="standard">
      <style:graphic-properties draw:stroke="solid" svg:stroke-width="0.035cm" svg:stroke-color="#1f77b4" draw:stroke-linejoin="round" svg:stroke-linecap="butt" draw:fill="solid" draw:fill-color="#1f77b4" fo:padding-top="0.017cm" fo:padding-bottom="0.017cm" fo:padding-left="0.017cm" fo:padding-right="0.017cm"/>
    </style:style>
    <style:style style:name="gr8"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9"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style:style>
    <style:style style:name="gr10" style:family="graphic" style:parent-style-name="standard">
      <style:graphic-properties draw:stroke="solid" svg:stroke-width="0.035cm" svg:stroke-color="#808080" svg:stroke-opacity="50%" draw:stroke-linejoin="miter" svg:stroke-linecap="butt" draw:fill="solid" draw:fill-color="#808080" draw:opacity="50%" fo:padding-top="0.017cm" fo:padding-bottom="0.017cm" fo:padding-left="0.017cm" fo:padding-right="0.017cm"/>
    </style:style>
    <style:style style:name="P1" style:family="paragraph">
      <loext:graphic-properties draw:fill="solid" draw:fill-color="#ffffff"/>
    </style:style>
    <style:style style:name="P2" style:family="paragraph">
      <loext:graphic-properties draw:fill="solid" draw:fill-color="#808080" draw:opacity="50%"/>
    </style:style>
    <style:style style:name="P3" style:family="paragraph">
      <loext:graphic-properties draw:fill="solid" draw:fill-color="#000000"/>
    </style:style>
    <style:style style:name="P4" style:family="paragraph">
      <loext:graphic-properties draw:fill="none"/>
    </style:style>
    <style:style style:name="P5" style:family="paragraph">
      <style:paragraph-properties fo:text-align="start" style:writing-mode="lr-tb"/>
    </style:style>
    <style:style style:name="P6" style:family="paragraph">
      <loext:graphic-properties draw:fill="none"/>
      <style:text-properties fo:font-size="24pt" style:font-size-asian="24pt" style:font-size-complex="24pt"/>
    </style:style>
    <style:style style:name="P7" style:family="paragraph">
      <loext:graphic-properties draw:fill="none"/>
      <style:text-properties fo:font-size="16.7999992370605pt" style:font-size-asian="16.7999992370605pt" style:font-size-complex="16.7999992370605pt"/>
    </style:style>
    <style:style style:name="P8" style:family="paragraph">
      <loext:graphic-properties draw:fill="solid" draw:fill-color="#1f77b4"/>
    </style:style>
    <style:style style:name="P9" style:family="paragraph">
      <loext:graphic-properties draw:fill="solid" draw:fill-color="#ffffff" draw:opacity="80%"/>
    </style:style>
    <style:style style:name="T1" style:family="text">
      <style:text-properties fo:color="#000000" loext:opacity="100%" style:font-name="DejaVuSans1" fo:font-size="24pt" style:font-size-asian="24pt" style:font-name-complex="DejaVuSans1" style:font-size-complex="24pt"/>
    </style:style>
    <style:style style:name="T2" style:family="text">
      <style:text-properties fo:color="#000000" loext:opacity="100%" style:font-name="DejaVuSans1" fo:font-size="16.7999992370605pt" style:font-size-asian="16.7999992370605pt" style:font-name-complex="DejaVuSans1" style:font-size-complex="16.79999923706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2.86cm" svg:height="15.24cm" svg:x="0cm" svg:y="0cm" svg:viewBox="0 0 22861 15241" draw:points="0,15241 22861,15241 22861,0 0,0">
          <text:p/>
        </draw:polygon>
        <draw:polygon draw:style-name="gr1" draw:text-style-name="P1" draw:layer="layout" svg:width="17.717cm" svg:height="11.735cm" svg:x="2.857cm" svg:y="1.428cm" svg:viewBox="0 0 17718 11736" draw:points="0,11736 17718,11736 17718,0 0,0">
          <text:p/>
        </draw:polygon>
        <draw:polygon draw:style-name="gr2" draw:text-style-name="P2" draw:layer="layout" svg:width="16.106cm" svg:height="10.668cm" svg:x="3.662cm" svg:y="1.962cm" svg:viewBox="0 0 16107 10669" draw:points="16107,10401 16107,10669 15785,10664 15463,10661 15141,10654 14819,10653 14497,10652 14175,10653 13853,10651 13531,10648 13209,10644 12887,10638 12566,10634 12243,10627 11923,10619 11602,10609 11280,10597 10956,10582 10634,10564 10313,10542 9990,10513 9669,10479 9342,10433 9022,10378 8707,10310 8382,10223 8048,10111 7739,9985 7416,9826 7087,9635 6762,9415 6447,9172 6116,8886 5797,8581 5483,8254 5165,7896 4832,7491 4518,7080 4196,6629 3864,6129 3543,5616 3221,5075 2903,4519 2577,3942 2251,3384 1945,2857 1616,2328 1282,1830 976,1418 642,1014 313,666 0,377 0,0 313,297 642,663 976,1083 1282,1510 1616,2026 1945,2572 2251,3098 2577,3666 2903,4253 3221,4814 3543,5353 3864,5865 4196,6360 4518,6807 4832,7214 5165,7615 5483,7970 5797,8294 6116,8597 6447,8881 6762,9124 7087,9343 7416,9535 7739,9694 8048,9822 8382,9935 8707,10024 9022,10094 9342,10152 9669,10198 9990,10235 10313,10264 10634,10287 10956,10310 11280,10326 11602,10339 11923,10350 12243,10359 12566,10366 12887,10372 13209,10377 13531,10384 13853,10384 14175,10386 14497,10396 14819,10392 15141,10396 15463,10396 15785,10401">
          <text:p/>
        </draw:polygon>
        <draw:polygon draw:style-name="gr3" draw:text-style-name="P3" draw:layer="layout" svg:width="0cm" svg:height="0.123cm" svg:x="6.887cm" svg:y="13.163cm" svg:viewBox="0 0 0 124" draw:points="0,0 0,124">
          <text:p/>
        </draw:polygon>
        <draw:line draw:style-name="gr4" draw:text-style-name="P4" draw:layer="layout" svg:x1="6.887cm" svg:y1="13.163cm" svg:x2="6.887cm" svg:y2="13.287cm">
          <text:p/>
        </draw:line>
        <draw:frame draw:style-name="gr5" draw:text-style-name="P6" draw:layer="layout" svg:width="1.077cm" svg:height="0.987cm" svg:x="6.129cm" svg:y="13.256cm">
          <draw:text-box>
            <text:p text:style-name="P5"><text:span text:style-name="T1">10</text:span></text:p>
          </draw:text-box>
        </draw:frame>
        <draw:polygon draw:style-name="gr3" draw:text-style-name="P3" draw:layer="layout" svg:width="0cm" svg:height="0.123cm" svg:x="13.327cm" svg:y="13.163cm" svg:viewBox="0 0 0 124" draw:points="0,0 0,124">
          <text:p/>
        </draw:polygon>
        <draw:line draw:style-name="gr4" draw:text-style-name="P4" draw:layer="layout" svg:x1="13.327cm" svg:y1="13.163cm" svg:x2="13.327cm" svg:y2="13.287cm">
          <text:p/>
        </draw:line>
        <draw:frame draw:style-name="gr6" draw:text-style-name="P7" draw:layer="layout" svg:width="0.592cm" svg:height="0.691cm" svg:x="7.214cm" svg:y="13.168cm">
          <draw:text-box>
            <text:p text:style-name="P5"><text:span text:style-name="T2">2</text:span></text:p>
          </draw:text-box>
        </draw:frame>
        <draw:frame draw:style-name="gr5" draw:text-style-name="P6" draw:layer="layout" svg:width="1.077cm" svg:height="0.987cm" svg:x="12.569cm" svg:y="13.248cm">
          <draw:text-box>
            <text:p text:style-name="P5"><text:span text:style-name="T1">10</text:span></text:p>
          </draw:text-box>
        </draw:frame>
        <draw:polygon draw:style-name="gr3" draw:text-style-name="P3" draw:layer="layout" svg:width="0cm" svg:height="0.123cm" svg:x="19.768cm" svg:y="13.163cm" svg:viewBox="0 0 0 124" draw:points="0,0 0,124">
          <text:p/>
        </draw:polygon>
        <draw:line draw:style-name="gr4" draw:text-style-name="P4" draw:layer="layout" svg:x1="19.768cm" svg:y1="13.163cm" svg:x2="19.768cm" svg:y2="13.287cm">
          <text:p/>
        </draw:line>
        <draw:frame draw:style-name="gr6" draw:text-style-name="P7" draw:layer="layout" svg:width="0.592cm" svg:height="0.691cm" svg:x="13.655cm" svg:y="13.16cm">
          <draw:text-box>
            <text:p text:style-name="P5"><text:span text:style-name="T2">4</text:span></text:p>
          </draw:text-box>
        </draw:frame>
        <draw:frame draw:style-name="gr5" draw:text-style-name="P6" draw:layer="layout" svg:width="1.077cm" svg:height="0.987cm" svg:x="19.01cm" svg:y="13.256cm">
          <draw:text-box>
            <text:p text:style-name="P5"><text:span text:style-name="T1">10</text:span></text:p>
          </draw:text-box>
        </draw:frame>
        <draw:frame draw:style-name="gr6" draw:text-style-name="P7" draw:layer="layout" svg:width="0.592cm" svg:height="0.691cm" svg:x="20.096cm" svg:y="13.168cm">
          <draw:text-box>
            <text:p text:style-name="P5"><text:span text:style-name="T2">6</text:span></text:p>
          </draw:text-box>
        </draw:frame>
        <draw:polygon draw:style-name="gr3" draw:text-style-name="P3" draw:layer="layout" svg:width="0.122cm" svg:height="0cm" svg:x="2.734cm" svg:y="11.288cm" svg:viewBox="0 0 123 0" draw:points="123,0 0,0">
          <text:p/>
        </draw:polygon>
        <draw:line draw:style-name="gr4" draw:text-style-name="P4" draw:layer="layout" svg:x1="2.857cm" svg:y1="11.288cm" svg:x2="2.734cm" svg:y2="11.288cm">
          <text:p/>
        </draw:line>
        <draw:frame draw:style-name="gr5" draw:text-style-name="P6" draw:layer="layout" svg:width="6.466cm" svg:height="0.987cm" svg:x="8.523cm" svg:y="14.229cm">
          <draw:text-box>
            <text:p text:style-name="P5"><text:span text:style-name="T1">Frequency (Hz)</text:span></text:p>
          </draw:text-box>
        </draw:frame>
        <draw:polygon draw:style-name="gr3" draw:text-style-name="P3" draw:layer="layout" svg:width="0.122cm" svg:height="0cm" svg:x="2.734cm" svg:y="7.642cm" svg:viewBox="0 0 123 0" draw:points="123,0 0,0">
          <text:p/>
        </draw:polygon>
        <draw:line draw:style-name="gr4" draw:text-style-name="P4" draw:layer="layout" svg:x1="2.857cm" svg:y1="7.642cm" svg:x2="2.734cm" svg:y2="7.642cm">
          <text:p/>
        </draw:line>
        <draw:frame draw:style-name="gr5" draw:text-style-name="P6" draw:layer="layout" svg:width="1.348cm" svg:height="0.987cm" svg:x="1.264cm" svg:y="10.824cm">
          <draw:text-box>
            <text:p text:style-name="P5"><text:span text:style-name="T1">0.5</text:span></text:p>
          </draw:text-box>
        </draw:frame>
        <draw:polygon draw:style-name="gr3" draw:text-style-name="P3" draw:layer="layout" svg:width="0.122cm" svg:height="0cm" svg:x="2.734cm" svg:y="3.996cm" svg:viewBox="0 0 123 0" draw:points="123,0 0,0">
          <text:p/>
        </draw:polygon>
        <draw:line draw:style-name="gr4" draw:text-style-name="P4" draw:layer="layout" svg:x1="2.857cm" svg:y1="3.996cm" svg:x2="2.734cm" svg:y2="3.996cm">
          <text:p/>
        </draw:line>
        <draw:frame draw:style-name="gr5" draw:text-style-name="P6" draw:layer="layout" svg:width="1.348cm" svg:height="0.987cm" svg:x="1.264cm" svg:y="7.178cm">
          <draw:text-box>
            <text:p text:style-name="P5"><text:span text:style-name="T1">1.0</text:span></text:p>
          </draw:text-box>
        </draw:frame>
        <draw:frame draw:style-name="gr5" draw:text-style-name="P6" draw:layer="layout" svg:width="1.348cm" svg:height="0.987cm" svg:x="1.264cm" svg:y="3.533cm">
          <draw:text-box>
            <text:p text:style-name="P5"><text:span text:style-name="T1">1.5</text:span></text:p>
          </draw:text-box>
        </draw:frame>
        <draw:frame draw:style-name="gr5" draw:text-style-name="P6" draw:layer="layout" svg:width="9.933cm" svg:height="0.987cm" draw:transform="rotate (1.5707963267949) translate (0.134cm 12.747cm)">
          <draw:text-box>
            <text:p text:style-name="P5"><text:span text:style-name="T1">Impedance Amplitude (</text:span></text:p>
          </draw:text-box>
        </draw:frame>
        <draw:path draw:style-name="gr3" draw:text-style-name="P3" draw:layer="layout" svg:width="0.624cm" svg:height="0.582cm" svg:x="0.295cm" svg:y="2.243cm" svg:viewBox="0 0 625 583" svg:d="M552 0h73v248h-73c-26-49-63-87-109-114-45-27-96-41-152-41-66 0-118 19-159 55-40 36-60 85-60 144s20 108 60 144c41 36 93 54 159 54 56 0 107-13 152-41 46-27 83-66 109-115h73v249h-73v-133c-38 44-78 76-119 96-40 21-87 31-138 31-87 0-158-28-213-81-54-52-82-120-82-205 0-83 28-151 82-205 54-52 124-79 209-79 54 0 101 10 141 29 41 21 81 52 120 96z">
          <text:p/>
        </draw:path>
        <draw:frame draw:style-name="gr5" draw:text-style-name="P6" draw:layer="layout" svg:width="0.846cm" svg:height="0.987cm" draw:transform="rotate (1.5707963267949) translate (0.134cm 2.211cm)">
          <draw:text-box>
            <text:p text:style-name="P5"><text:span text:style-name="T1">)</text:span></text:p>
          </draw:text-box>
        </draw:frame>
        <draw:path draw:style-name="gr7" draw:text-style-name="P8" draw:layer="layout" svg:width="0.212cm" svg:height="0.212cm" svg:x="19.662cm" svg:y="12.39cm" svg:viewBox="0 0 213 213" svg:d="M107 213c28 0 55-11 75-32 20-20 31-47 31-75s-11-55-31-75-47-31-75-31-56 11-76 31c-19 20-31 47-31 75s12 55 31 75c20 21 48 32 76 32z">
          <text:p/>
        </draw:path>
        <draw:path draw:style-name="gr7" draw:text-style-name="P8" draw:layer="layout" svg:width="0.212cm" svg:height="0.211cm" svg:x="19.34cm" svg:y="12.388cm" svg:viewBox="0 0 213 212" svg:d="M106 212c28 0 55-11 76-32 20-20 31-46 31-75 0-28-11-55-31-74-21-20-48-31-76-31s-55 11-75 31c-19 19-31 46-31 74 0 29 12 55 31 75 20 21 47 32 75 32z">
          <text:p/>
        </draw:path>
        <draw:path draw:style-name="gr7" draw:text-style-name="P8" draw:layer="layout" svg:width="0.212cm" svg:height="0.212cm" svg:x="19.018cm" svg:y="12.383cm" svg:viewBox="0 0 213 213" svg:d="M107 213c28 0 55-11 75-32 20-20 31-47 31-75s-11-55-31-75c-20-19-47-31-75-31s-56 12-76 31c-19 20-31 47-31 75s12 55 31 75c20 21 48 32 76 32z">
          <text:p/>
        </draw:path>
        <draw:path draw:style-name="gr7" draw:text-style-name="P8" draw:layer="layout" svg:width="0.211cm" svg:height="0.212cm" svg:x="18.697cm" svg:y="12.38cm" svg:viewBox="0 0 212 213" svg:d="M105 213c28 0 55-12 75-32 21-20 32-47 32-75s-11-55-32-75c-20-20-47-31-75-31s-55 11-74 31c-20 20-31 47-31 75s11 55 31 75c19 20 46 32 74 32z">
          <text:p/>
        </draw:path>
        <draw:path draw:style-name="gr7" draw:text-style-name="P8" draw:layer="layout" svg:width="0.212cm" svg:height="0.212cm" svg:x="18.374cm" svg:y="12.377cm" svg:viewBox="0 0 213 213" svg:d="M107 213c28 0 55-11 75-32 20-20 31-47 31-75s-11-55-31-75c-20-19-47-31-75-31-29 0-56 12-76 31-20 20-31 47-31 75s11 55 31 75c20 21 47 32 76 32z">
          <text:p/>
        </draw:path>
        <draw:path draw:style-name="gr7" draw:text-style-name="P8" draw:layer="layout" svg:width="0.212cm" svg:height="0.212cm" svg:x="18.052cm" svg:y="12.379cm" svg:viewBox="0 0 213 213" svg:d="M106 213c28 0 55-11 75-32 21-20 32-47 32-75s-11-55-32-75c-20-20-47-31-75-31s-55 11-75 31-31 47-31 75 11 55 31 75c20 21 47 32 75 32z">
          <text:p/>
        </draw:path>
        <draw:path draw:style-name="gr7" draw:text-style-name="P8" draw:layer="layout" svg:width="0.212cm" svg:height="0.211cm" svg:x="17.73cm" svg:y="12.375cm" svg:viewBox="0 0 213 212" svg:d="M107 212c28 0 55-12 75-32 20-19 31-46 31-74s-11-55-31-75-47-31-75-31c-29 0-56 11-76 31s-31 47-31 75 11 55 31 74c20 20 47 32 76 32z">
          <text:p/>
        </draw:path>
        <draw:path draw:style-name="gr7" draw:text-style-name="P8" draw:layer="layout" svg:width="0.211cm" svg:height="0.212cm" svg:x="17.409cm" svg:y="12.372cm" svg:viewBox="0 0 212 213" svg:d="M105 213c28 0 55-12 75-32s32-47 32-75-12-55-32-75-47-31-75-31-55 11-74 31c-20 20-31 47-31 75s11 55 31 75c19 20 46 32 74 32z">
          <text:p/>
        </draw:path>
        <draw:path draw:style-name="gr7" draw:text-style-name="P8" draw:layer="layout" svg:width="0.212cm" svg:height="0.212cm" svg:x="17.086cm" svg:y="12.371cm" svg:viewBox="0 0 213 213" svg:d="M106 213c29 0 56-12 76-32s31-47 31-75-11-55-31-75c-20-19-47-31-76-31-28 0-55 12-75 31-20 20-31 47-31 75s11 55 31 75 47 32 75 32z">
          <text:p/>
        </draw:path>
        <draw:path draw:style-name="gr7" draw:text-style-name="P8" draw:layer="layout" svg:width="0.212cm" svg:height="0.213cm" svg:x="16.764cm" svg:y="12.365cm" svg:viewBox="0 0 213 214" svg:d="M107 214c28 0 55-12 75-32s31-47 31-75-11-55-31-75-47-32-75-32-55 12-75 32-32 47-32 75 12 55 32 75 47 32 75 32z">
          <text:p/>
        </draw:path>
        <draw:path draw:style-name="gr7" draw:text-style-name="P8" draw:layer="layout" svg:width="0.212cm" svg:height="0.212cm" svg:x="16.442cm" svg:y="12.36cm" svg:viewBox="0 0 213 213" svg:d="M106 213c29 0 56-11 76-31 19-20 31-47 31-75s-12-55-31-75c-20-20-47-32-76-32-28 0-55 12-75 32s-31 47-31 75 11 55 31 75 47 31 75 31z">
          <text:p/>
        </draw:path>
        <draw:path draw:style-name="gr7" draw:text-style-name="P8" draw:layer="layout" svg:width="0.212cm" svg:height="0.211cm" svg:x="16.121cm" svg:y="12.355cm" svg:viewBox="0 0 213 212" svg:d="M107 212c28 0 55-11 75-31 20-19 31-46 31-74 0-29-11-55-31-75s-47-32-75-32-55 12-75 32c-21 20-32 46-32 75 0 28 11 55 32 74 20 20 47 31 75 31z">
          <text:p/>
        </draw:path>
        <draw:path draw:style-name="gr7" draw:text-style-name="P8" draw:layer="layout" svg:width="0.212cm" svg:height="0.212cm" svg:x="15.798cm" svg:y="12.348cm" svg:viewBox="0 0 213 213" svg:d="M106 213c29 0 56-11 76-31s31-47 31-75-11-55-31-75c-20-21-47-32-76-32-28 0-55 11-75 32-20 20-31 47-31 75s11 55 31 75 47 31 75 31z">
          <text:p/>
        </draw:path>
        <draw:path draw:style-name="gr7" draw:text-style-name="P8" draw:layer="layout" svg:width="0.212cm" svg:height="0.211cm" svg:x="15.478cm" svg:y="12.34cm" svg:viewBox="0 0 213 212" svg:d="M107 212c28 0 55-11 75-31 20-19 31-46 31-74s-11-55-31-75c-20-21-47-32-75-32s-55 11-75 32c-20 20-32 47-32 75s12 55 32 74c20 20 47 31 75 31z">
          <text:p/>
        </draw:path>
        <draw:path draw:style-name="gr7" draw:text-style-name="P8" draw:layer="layout" svg:width="0.212cm" svg:height="0.212cm" svg:x="15.157cm" svg:y="12.329cm" svg:viewBox="0 0 213 213" svg:d="M106 213c28 0 56-11 76-31 19-20 31-47 31-75s-12-55-31-76c-20-20-48-31-76-31s-55 11-75 31c-20 21-31 48-31 76s11 55 31 75 47 31 75 31z">
          <text:p/>
        </draw:path>
        <draw:path draw:style-name="gr7" draw:text-style-name="P8" draw:layer="layout" svg:width="0.212cm" svg:height="0.212cm" svg:x="14.835cm" svg:y="12.317cm" svg:viewBox="0 0 213 213" svg:d="M107 213c28 0 55-12 75-31 20-20 31-47 31-75s-11-55-31-76c-20-20-47-31-75-31s-55 11-76 31c-20 21-31 48-31 76s11 55 31 75c21 19 48 31 76 31z">
          <text:p/>
        </draw:path>
        <draw:path draw:style-name="gr7" draw:text-style-name="P8" draw:layer="layout" svg:width="0.212cm" svg:height="0.211cm" svg:x="14.511cm" svg:y="12.302cm" svg:viewBox="0 0 213 212" svg:d="M106 212c28 0 56-11 76-31 19-20 31-47 31-75s-12-56-31-76c-20-19-48-30-76-30s-55 11-75 30c-20 20-31 48-31 76s11 55 31 75 47 31 75 31z">
          <text:p/>
        </draw:path>
        <draw:path draw:style-name="gr7" draw:text-style-name="P8" draw:layer="layout" svg:width="0.211cm" svg:height="0.212cm" svg:x="14.19cm" svg:y="12.281cm" svg:viewBox="0 0 212 213" svg:d="M106 213c28 0 55-11 75-31s31-47 31-75c0-29-11-56-31-76s-47-31-75-31-56 11-75 31c-20 20-31 47-31 76 0 28 11 55 31 75 19 20 47 31 75 31z">
          <text:p/>
        </draw:path>
        <draw:path draw:style-name="gr7" draw:text-style-name="P8" draw:layer="layout" svg:width="0.212cm" svg:height="0.212cm" svg:x="13.868cm" svg:y="12.258cm" svg:viewBox="0 0 213 213" svg:d="M106 213c28 0 55-11 76-31 20-20 31-47 31-76 0-28-11-55-31-75-21-19-48-31-76-31s-55 12-75 31c-20 20-31 47-31 75 0 29 11 56 31 76s47 31 75 31z">
          <text:p/>
        </draw:path>
        <draw:path draw:style-name="gr7" draw:text-style-name="P8" draw:layer="layout" svg:width="0.211cm" svg:height="0.212cm" svg:x="13.545cm" svg:y="12.229cm" svg:viewBox="0 0 212 213" svg:d="M107 213c28 0 55-11 74-31 20-20 31-48 31-76s-11-55-31-75c-19-20-46-31-74-31s-56 11-76 31-31 47-31 75 11 56 31 76 48 31 76 31z">
          <text:p/>
        </draw:path>
        <draw:path draw:style-name="gr7" draw:text-style-name="P8" draw:layer="layout" svg:width="0.212cm" svg:height="0.212cm" svg:x="13.224cm" svg:y="12.193cm" svg:viewBox="0 0 213 213" svg:d="M106 213c28 0 55-11 76-31 20-21 31-48 31-76s-11-55-31-75c-21-19-48-31-76-31s-55 12-75 31c-20 20-31 47-31 75s11 55 31 76c20 20 47 31 75 31z">
          <text:p/>
        </draw:path>
        <draw:path draw:style-name="gr7" draw:text-style-name="P8" draw:layer="layout" svg:width="0.211cm" svg:height="0.211cm" svg:x="12.897cm" svg:y="12.148cm" svg:viewBox="0 0 212 212" svg:d="M107 212c28 0 55-11 74-31 20-19 31-46 31-74 0-29-11-55-31-75-19-20-46-32-74-32-29 0-56 12-76 32s-31 46-31 75c0 28 11 55 31 74 20 20 47 31 76 31z">
          <text:p/>
        </draw:path>
        <draw:path draw:style-name="gr7" draw:text-style-name="P8" draw:layer="layout" svg:width="0.212cm" svg:height="0.212cm" svg:x="12.577cm" svg:y="12.091cm" svg:viewBox="0 0 213 213" svg:d="M106 213c28 0 55-11 75-31 21-20 32-47 32-75s-11-56-32-76c-20-20-47-31-75-31s-55 11-75 31-31 48-31 76 11 55 31 75 47 31 75 31z">
          <text:p/>
        </draw:path>
        <draw:path draw:style-name="gr7" draw:text-style-name="P8" draw:layer="layout" svg:width="0.211cm" svg:height="0.212cm" svg:x="12.262cm" svg:y="12.022cm" svg:viewBox="0 0 212 213" svg:d="M107 213c28 0 55-11 75-31 19-20 30-47 30-76 0-28-11-55-30-75-20-20-47-31-75-31-29 0-56 11-76 31s-31 47-31 75c0 29 11 56 31 76s47 31 76 31z">
          <text:p/>
        </draw:path>
        <draw:path draw:style-name="gr7" draw:text-style-name="P8" draw:layer="layout" svg:width="0.211cm" svg:height="0.212cm" svg:x="11.938cm" svg:y="11.934cm" svg:viewBox="0 0 212 213" svg:d="M105 213c28 0 55-11 75-31 21-20 32-47 32-75s-11-55-32-75c-20-20-47-32-75-32s-55 12-74 32c-20 20-31 47-31 75s11 55 31 75c19 20 46 31 74 31z">
          <text:p/>
        </draw:path>
        <draw:path draw:style-name="gr7" draw:text-style-name="P8" draw:layer="layout" svg:width="0.212cm" svg:height="0.211cm" svg:x="11.603cm" svg:y="11.822cm" svg:viewBox="0 0 213 212" svg:d="M106 212c29 0 56-11 76-31s31-46 31-76c0-28-11-55-31-74-20-20-47-31-76-31-28 0-55 11-75 31-20 19-31 46-31 74 0 30 11 56 31 76s47 31 75 31z">
          <text:p/>
        </draw:path>
        <draw:path draw:style-name="gr7" draw:text-style-name="P8" draw:layer="layout" svg:width="0.211cm" svg:height="0.212cm" svg:x="11.294cm" svg:y="11.694cm" svg:viewBox="0 0 212 213" svg:d="M106 213c28 0 55-11 74-31 20-20 32-47 32-75s-12-55-32-76c-19-19-46-31-74-31s-55 12-75 31c-20 21-31 48-31 76s11 55 31 75 47 31 75 31z">
          <text:p/>
        </draw:path>
        <draw:path draw:style-name="gr7" draw:text-style-name="P8" draw:layer="layout" svg:width="0.212cm" svg:height="0.211cm" svg:x="10.971cm" svg:y="11.536cm" svg:viewBox="0 0 213 212" svg:d="M106 212c29 0 56-11 76-32 20-19 31-46 31-74s-11-55-31-75-47-31-76-31c-28 0-55 11-75 31s-31 47-31 75 11 55 31 74c20 21 47 32 75 32z">
          <text:p/>
        </draw:path>
        <draw:path draw:style-name="gr7" draw:text-style-name="P8" draw:layer="layout" svg:width="0.211cm" svg:height="0.211cm" svg:x="10.642cm" svg:y="11.344cm" svg:viewBox="0 0 212 212" svg:d="M107 212c28 0 55-11 74-31 20-20 31-47 31-75s-11-55-31-75c-19-20-46-31-74-31s-55 11-75 31c-21 20-32 47-32 75s11 55 32 75c20 20 47 31 75 31z">
          <text:p/>
        </draw:path>
        <draw:path draw:style-name="gr7" draw:text-style-name="P8" draw:layer="layout" svg:width="0.211cm" svg:height="0.212cm" svg:x="10.318cm" svg:y="11.124cm" svg:viewBox="0 0 212 213" svg:d="M105 213c30 0 56-11 76-32 20-20 31-47 31-75s-11-55-31-75c-20-19-46-31-76-31-28 0-55 12-74 31-20 20-31 47-31 75s11 55 31 75c19 21 46 32 74 32z">
          <text:p/>
        </draw:path>
        <draw:path draw:style-name="gr7" draw:text-style-name="P8" draw:layer="layout" svg:width="0.212cm" svg:height="0.211cm" svg:x="10.002cm" svg:y="10.882cm" svg:viewBox="0 0 213 212" svg:d="M107 212c28 0 55-11 75-31s31-46 31-75c0-28-11-55-31-74-20-20-47-32-75-32s-55 12-75 32c-20 19-32 46-32 74 0 29 12 55 32 75s47 31 75 31z">
          <text:p/>
        </draw:path>
        <draw:path draw:style-name="gr7" draw:text-style-name="P8" draw:layer="layout" svg:width="0.212cm" svg:height="0.211cm" svg:x="9.671cm" svg:y="10.597cm" svg:viewBox="0 0 213 212" svg:d="M106 212c28 0 56-11 76-31s31-47 31-75c0-29-11-56-31-76-20-19-48-30-76-30s-55 11-75 30c-19 20-31 47-31 76 0 28 12 55 31 75 20 20 47 31 75 31z">
          <text:p/>
        </draw:path>
        <draw:path draw:style-name="gr7" draw:text-style-name="P8" draw:layer="layout" svg:width="0.212cm" svg:height="0.211cm" svg:x="9.352cm" svg:y="10.293cm" svg:viewBox="0 0 213 212" svg:d="M107 212c28 0 55-11 75-31s31-47 31-75-11-55-31-75-47-31-75-31-55 11-76 31c-20 20-31 47-31 75s11 55 31 75c21 20 48 31 76 31z">
          <text:p/>
        </draw:path>
        <draw:path draw:style-name="gr7" draw:text-style-name="P8" draw:layer="layout" svg:width="0.211cm" svg:height="0.212cm" svg:x="9.038cm" svg:y="9.967cm" svg:viewBox="0 0 212 213" svg:d="M106 213c28 0 56-11 75-31 20-20 31-47 31-75s-11-56-31-76c-19-20-47-31-75-31s-55 11-75 31-31 48-31 76 11 55 31 75 47 31 75 31z">
          <text:p/>
        </draw:path>
        <draw:path draw:style-name="gr7" draw:text-style-name="P8" draw:layer="layout" svg:width="0.212cm" svg:height="0.211cm" svg:x="8.72cm" svg:y="9.611cm" svg:viewBox="0 0 213 212" svg:d="M107 212c28 0 55-11 75-31s31-46 31-74c0-29-11-55-31-75-20-21-47-32-75-32s-55 11-76 32c-20 20-31 46-31 75 0 28 11 54 31 74 21 20 48 31 76 31z">
          <text:p/>
        </draw:path>
        <draw:path draw:style-name="gr7" draw:text-style-name="P8" draw:layer="layout" svg:width="0.211cm" svg:height="0.212cm" svg:x="8.388cm" svg:y="9.208cm" svg:viewBox="0 0 212 213" svg:d="M105 213c29 0 56-13 76-32 20-20 31-47 31-75s-11-55-31-75-47-31-76-31c-28 0-54 11-74 31s-31 47-31 75 11 55 31 75c20 19 46 32 74 32z">
          <text:p/>
        </draw:path>
        <draw:path draw:style-name="gr7" draw:text-style-name="P8" draw:layer="layout" svg:width="0.212cm" svg:height="0.211cm" svg:x="8.073cm" svg:y="8.799cm" svg:viewBox="0 0 213 212" svg:d="M107 212c28 0 55-11 75-32 20-20 31-46 31-75 0-28-11-55-31-74-20-20-47-31-75-31s-55 11-76 31c-19 19-31 46-31 74 0 29 12 55 31 75 21 21 48 32 76 32z">
          <text:p/>
        </draw:path>
        <draw:path draw:style-name="gr7" draw:text-style-name="P8" draw:layer="layout" svg:width="0.212cm" svg:height="0.211cm" svg:x="7.752cm" svg:y="8.35cm" svg:viewBox="0 0 213 212" svg:d="M106 212c28 0 56-11 76-31s31-47 31-75-11-55-31-74c-20-20-48-32-76-32s-55 12-75 32c-20 19-31 46-31 74s11 55 31 75 47 31 75 31z">
          <text:p/>
        </draw:path>
        <draw:path draw:style-name="gr7" draw:text-style-name="P8" draw:layer="layout" svg:width="0.212cm" svg:height="0.212cm" svg:x="7.42cm" svg:y="7.852cm" svg:viewBox="0 0 213 213" svg:d="M107 213c28 0 55-12 75-31 20-20 31-47 31-75 0-29-11-56-31-76s-47-31-75-31-56 11-76 31c-19 20-31 47-31 76 0 28 12 55 31 75 20 19 48 31 76 31z">
          <text:p/>
        </draw:path>
        <draw:path draw:style-name="gr7" draw:text-style-name="P8" draw:layer="layout" svg:width="0.212cm" svg:height="0.212cm" svg:x="7.099cm" svg:y="7.339cm" svg:viewBox="0 0 213 213" svg:d="M106 213c28 0 55-11 76-31 20-21 31-48 31-76s-11-55-31-75c-21-20-48-31-76-31s-55 11-75 31c-19 20-31 47-31 75s12 55 31 76c20 20 47 31 75 31z">
          <text:p/>
        </draw:path>
        <draw:path draw:style-name="gr7" draw:text-style-name="P8" draw:layer="layout" svg:width="0.212cm" svg:height="0.211cm" svg:x="6.777cm" svg:y="6.8cm" svg:viewBox="0 0 213 212" svg:d="M107 212c28 0 55-11 75-31 19-20 31-46 31-75s-12-56-31-75c-20-20-47-31-75-31-29 0-56 11-76 31-20 19-31 46-31 75s11 55 31 75 47 31 76 31z">
          <text:p/>
        </draw:path>
        <draw:path draw:style-name="gr7" draw:text-style-name="P8" draw:layer="layout" svg:width="0.212cm" svg:height="0.212cm" svg:x="6.459cm" svg:y="6.241cm" svg:viewBox="0 0 213 213" svg:d="M106 213c28 0 55-11 75-31s32-47 32-75-12-55-32-75-47-32-75-32-55 12-75 32-31 47-31 75 11 55 31 75 47 31 75 31z">
          <text:p/>
        </draw:path>
        <draw:path draw:style-name="gr7" draw:text-style-name="P8" draw:layer="layout" svg:width="0.211cm" svg:height="0.212cm" svg:x="6.133cm" svg:y="5.659cm" svg:viewBox="0 0 212 213" svg:d="M107 213c28 0 55-11 74-31 20-21 31-48 31-76s-11-55-31-75c-19-20-46-31-74-31-30 0-56 11-76 31s-31 47-31 75 11 55 31 76c20 20 46 31 76 31z">
          <text:p/>
        </draw:path>
        <draw:path draw:style-name="gr7" draw:text-style-name="P8" draw:layer="layout" svg:width="0.211cm" svg:height="0.212cm" svg:x="5.808cm" svg:y="5.096cm" svg:viewBox="0 0 212 213" svg:d="M105 213c28 0 55-11 75-31s32-47 32-75c0-29-12-56-32-76s-47-31-75-31-55 11-74 31c-20 20-31 47-31 76 0 28 11 55 31 75 19 20 46 31 74 31z">
          <text:p/>
        </draw:path>
        <draw:path draw:style-name="gr7" draw:text-style-name="P8" draw:layer="layout" svg:width="0.212cm" svg:height="0.211cm" svg:x="5.501cm" svg:y="4.571cm" svg:viewBox="0 0 213 212" svg:d="M107 212c28 0 55-11 75-32 20-20 31-47 31-75s-11-55-31-74c-20-20-47-31-75-31-29 0-56 11-76 31-20 19-31 46-31 74s11 55 31 75c20 21 47 32 76 32z">
          <text:p/>
        </draw:path>
        <draw:path draw:style-name="gr7" draw:text-style-name="P8" draw:layer="layout" svg:width="0.211cm" svg:height="0.212cm" svg:x="5.173cm" svg:y="4.033cm" svg:viewBox="0 0 212 213" svg:d="M105 213c28 0 55-11 75-31s32-47 32-75c0-29-12-56-32-76s-47-31-75-31-55 11-74 31c-20 20-31 47-31 76 0 28 11 55 31 75 19 20 46 31 74 31z">
          <text:p/>
        </draw:path>
        <draw:path draw:style-name="gr7" draw:text-style-name="P8" draw:layer="layout" svg:width="0.212cm" svg:height="0.212cm" svg:x="4.838cm" svg:y="3.526cm" svg:viewBox="0 0 213 213" svg:d="M106 213c29 0 56-11 76-32 19-20 31-47 31-75s-12-55-31-75c-20-19-47-31-76-31-28 0-55 12-75 31-20 20-31 47-31 75s11 55 31 75c20 21 47 32 75 32z">
          <text:p/>
        </draw:path>
        <draw:path draw:style-name="gr7" draw:text-style-name="P8" draw:layer="layout" svg:width="0.211cm" svg:height="0.212cm" svg:x="4.532cm" svg:y="3.106cm" svg:viewBox="0 0 212 213" svg:d="M107 213c28 0 55-11 74-32 20-20 31-47 31-75s-11-55-31-75c-19-19-46-31-74-31s-55 12-75 31c-20 20-32 47-32 75s12 55 32 75c20 21 47 32 75 32z">
          <text:p/>
        </draw:path>
        <draw:path draw:style-name="gr7" draw:text-style-name="P8" draw:layer="layout" svg:width="0.212cm" svg:height="0.212cm" svg:x="4.198cm" svg:y="2.694cm" svg:viewBox="0 0 213 213" svg:d="M106 213c29 0 56-11 76-31 20-21 31-48 31-76s-11-55-31-75c-20-19-47-31-76-31-28 0-55 12-75 31-20 20-31 47-31 75s11 55 31 76c20 20 47 31 75 31z">
          <text:p/>
        </draw:path>
        <draw:path draw:style-name="gr7" draw:text-style-name="P8" draw:layer="layout" svg:width="0.212cm" svg:height="0.212cm" svg:x="3.869cm" svg:y="2.338cm" svg:viewBox="0 0 213 213" svg:d="M107 213c28 0 55-12 75-31 19-20 31-47 31-76 0-28-12-55-31-75-20-20-47-31-75-31s-55 11-76 31c-20 20-31 47-31 75 0 29 11 56 31 76 21 19 48 31 76 31z">
          <text:p/>
        </draw:path>
        <draw:path draw:style-name="gr7" draw:text-style-name="P8" draw:layer="layout" svg:width="0.212cm" svg:height="0.211cm" svg:x="3.556cm" svg:y="2.045cm" svg:viewBox="0 0 213 212" svg:d="M106 212c28 0 56-11 76-32 20-19 31-46 31-74 0-29-11-55-31-75s-48-31-76-31-55 11-75 31c-19 20-31 46-31 75 0 28 12 55 31 74 20 21 47 32 75 32z">
          <text:p/>
        </draw:path>
        <draw:line draw:style-name="gr8" draw:text-style-name="P4" draw:layer="layout" svg:x1="2.857cm" svg:y1="13.163cm" svg:x2="2.857cm" svg:y2="1.428cm">
          <text:p/>
        </draw:line>
        <draw:line draw:style-name="gr8" draw:text-style-name="P4" draw:layer="layout" svg:x1="20.574cm" svg:y1="13.163cm" svg:x2="20.574cm" svg:y2="1.428cm">
          <text:p/>
        </draw:line>
        <draw:line draw:style-name="gr8" draw:text-style-name="P4" draw:layer="layout" svg:x1="2.857cm" svg:y1="13.163cm" svg:x2="20.574cm" svg:y2="13.163cm">
          <text:p/>
        </draw:line>
        <draw:line draw:style-name="gr8" draw:text-style-name="P4" draw:layer="layout" svg:x1="2.857cm" svg:y1="1.428cm" svg:x2="20.574cm" svg:y2="1.428cm">
          <text:p/>
        </draw:line>
        <draw:frame draw:style-name="gr5" draw:text-style-name="P6" draw:layer="layout" svg:width="1.598cm" svg:height="0.987cm" svg:x="2.158cm" svg:y="0.537cm">
          <draw:text-box>
            <text:p text:style-name="P5"><text:span text:style-name="T1">1e3</text:span></text:p>
          </draw:text-box>
        </draw:frame>
        <draw:path draw:style-name="gr9" draw:text-style-name="P9" draw:layer="layout" svg:width="11.221cm" svg:height="2.74cm" svg:x="8.929cm" svg:y="1.852cm" svg:viewBox="0 0 11222 2741" svg:d="M170 2741h10883c113 0 169-57 169-170v-2402c0-113-56-169-169-169h-10883c-113 0-170 56-170 169v2402c0 113 57 170 170 170z">
          <text:p/>
        </draw:path>
        <draw:path draw:style-name="gr7" draw:text-style-name="P8" draw:layer="layout" svg:width="0.423cm" svg:height="0.423cm" svg:x="9.903cm" svg:y="2.326cm" svg:viewBox="0 0 424 424" svg:d="M213 424c56 0 110-22 149-62 40-40 62-94 62-150s-22-110-62-149c-39-41-93-63-149-63-57 0-110 22-150 63-41 39-63 93-63 149s22 110 63 150c40 40 93 62 150 62z">
          <text:p/>
        </draw:path>
        <draw:frame draw:style-name="gr5" draw:text-style-name="P6" draw:layer="layout" svg:width="15.128cm" svg:height="0.987cm" svg:x="4.165cm" svg:y="0.082cm">
          <draw:text-box>
            <text:p text:style-name="P5"><text:span text:style-name="T1">Skin-electrode interface impedance</text:span></text:p>
          </draw:text-box>
        </draw:frame>
        <draw:polygon draw:style-name="gr10" draw:text-style-name="P2" draw:layer="layout" svg:width="1.693cm" svg:height="0.593cm" svg:x="9.268cm" svg:y="3.484cm" svg:viewBox="0 0 1694 594" draw:points="0,594 1694,594 1694,0 0,0">
          <text:p/>
        </draw:polygon>
        <draw:frame draw:style-name="gr5" draw:text-style-name="P6" draw:layer="layout" svg:width="2.313cm" svg:height="0.987cm" svg:x="11.639cm" svg:y="2.048cm">
          <draw:text-box>
            <text:p text:style-name="P5"><text:span text:style-name="T1">Mean</text:span></text:p>
          </draw:text-box>
        </draw:frame>
        <draw:frame draw:style-name="gr5" draw:text-style-name="P6" draw:layer="layout" svg:width="8.194cm" svg:height="0.987cm" svg:x="11.639cm" svg:y="3.291cm">
          <draw:text-box>
            <text:p text:style-name="P5"><text:span text:style-name="T1">Standard Deviation</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Sans1" svg:font-family="DejaVuSans"/>
    <style:font-face style:name="DejaVuSans" svg:font-family="DejaVuSans"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2.86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05-20T19:33:39.961700388</dc:date>
    <meta:editing-duration>PT1M44S</meta:editing-duration>
    <meta:editing-cycles>1</meta:editing-cycles>
    <meta:document-statistic meta:object-count="90"/>
    <meta:generator>LibreOffice/7.0.4.2$Linux_X86_64 LibreOffice_project/00$Build-2</meta:generator>
  </office:meta>
</office:document-meta>
</file>